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PAPGothic" svg:font-family="IPAPGothic" style:font-family-generic="system" style:font-pitch="variable"/>
    <style:font-face style:name="IPAexゴシック" svg:font-family="IPAexゴシック" style:font-family-generic="system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3.1cm" svg:y1="3.5cm" svg:x2="12.1cm" svg:y2="3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PAPGothic" svg:font-family="IPAPGothic" style:font-family-generic="system" style:font-pitch="variable"/>
    <style:font-face style:name="IPAexゴシック" svg:font-family="IPAexゴシック" style:font-family-generic="system" style:font-pitch="variable"/>
    <style:font-face style:name="IPAex明朝" svg:font-family="IPAex明朝" style:font-family-generic="roman" style:font-pitch="variable"/>
    <style:font-face style:name="IPAex明朝1" svg:font-family="IPAex明朝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IPAex明朝" fo:font-size="24pt" fo:language="en" fo:country="US" style:font-name-asian="IPAex明朝1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exゴシック" style:font-family-asian="IPAexゴシック" style:font-family-generic-asian="system" style:font-pitch-asian="variable" style:font-size-asian="18pt" style:font-style-asian="normal" style:font-weight-asian="normal" style:font-name-complex="IPAPGothic" style:font-family-complex="IPA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25:55.435705256</meta:creation-date>
    <dc:date>2023-09-13T16:27:25.849041252</dc:date>
    <meta:editing-duration>PT1M31S</meta:editing-duration>
    <meta:editing-cycles>1</meta:editing-cycles>
    <meta:document-statistic meta:object-count="1"/>
    <meta:generator>LibreOffice/7.5.5.2$Linux_X86_64 LibreOffice_project/50$Build-2</meta:generator>
  </office:meta>
</office:document-meta>
</file>